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F000000DF3DB4669E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6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.6">
            <text:p>2.6</text:p>
          </table:table-cell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1.2">
            <text:p>1.2</text:p>
          </table:table-cell>
          <table:table-cell table:style-name="Default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3">
            <text:p>0.3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-0.2">
            <text:p>-0.2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-0.3">
            <text:p>-0.3</text:p>
          </table:table-cell>
        </table:table-row>
        <table:table-row table:style-name="ro1">
          <table:table-cell>
            <draw:frame table:end-cell-address="Sheet1.H31" table:end-x="0.0803in" table:end-y="0.1106in" draw:z-index="0" draw:style-name="gr1" draw:text-style-name="P1" svg:width="6.3028in" svg:height="3.5768in" svg:x="0.0004in" svg:y="0.05in">
              <draw:object draw:notify-on-update-of-ranges="Sheet1.B1:Sheet1.B4 Sheet1.A1:Sheet1.A4 Sheet1.C5:Sheet1.C8 Sheet1.A5:Sheet1.A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2/11/2016</text:date>, <text:time>21:0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Butac</meta:initial-creator>
    <meta:creation-date>2016-02-11T20:37:44</meta:creation-date>
    <dc:date>2016-02-11T21:07:10</dc:date>
    <dc:creator>Adam Butac</dc:creator>
    <meta:editing-duration>PT13M1S</meta:editing-duration>
    <meta:editing-cycles>1</meta:editing-cycles>
    <meta:document-statistic meta:table-count="3" meta:cell-count="17" meta:object-count="1"/>
    <meta:generator>OpenOffice/4.1.2$Unix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regression-type="linear">
        <chart:symbol-image/>
      </style:chart-properties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7" style:family="chart">
      <style:graphic-properties svg:stroke-color="#0066cc"/>
    </style:style>
    <style:style style:name="ch8" style:family="chart" style:data-style-name="N0">
      <style:chart-properties chart:symbol-type="named-symbol" chart:symbol-name="circle" chart:symbol-width="0.25cm" chart:symbol-height="0.25cm" chart:regression-type="linear">
        <chart:symbol-image xlink:href="Pictures/2000000D000000DF000000DF3DB4669E.svm" xlink:type="simple" xlink:actuate="onLoad"/>
      </style:chart-properties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86cm" xlink:href=".." xlink:type="simple" chart:class="chart:scatter" chart:style-name="ch1">
        <chart:legend chart:legend-position="end" svg:x="11.714cm" svg:y="3.535cm" style:legend-expansion="high" chart:style-name="ch2"/>
        <chart:plot-area chart:style-name="ch3" table:cell-range-address="Sheet1.A1:Sheet1.B4 Sheet1.C5:Sheet1.C8" svg:x="1.071cm" svg:y="0.546cm" svg:width="11.637cm" svg:height="7.611cm">
          <chartooo:coordinate-region svg:x="1.631cm" svg:y="0.736cm" svg:width="10.972cm" svg:height="7.2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" chart:class="chart:scatter">
            <chart:domain table:cell-range-address="Sheet1.A1:Sheet1.A4"/>
            <chart:regression-curve chart:style-name="ch7"/>
            <chart:data-point chart:repeated="4"/>
          </chart:series>
          <chart:series chart:style-name="ch8" chart:values-cell-range-address="Sheet1.C5:Sheet1.C8" chart:class="chart:scatter">
            <chart:domain table:cell-range-address="Sheet1.A5:Sheet1.A8"/>
            <chart:regression-curve chart:style-name="ch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4</svg:desc>
                </draw:g>
              </table:table-cell>
              <table:table-cell office:value-type="float" office:value="5">
                <text:p>5</text:p>
                <draw:g>
                  <svg:desc>Sheet1.B1:Sheet1.B4</svg:desc>
                </draw:g>
              </table:table-cell>
              <table:table-cell office:value-type="float" office:value="4">
                <text:p>4</text:p>
                <draw:g>
                  <svg:desc>Sheet1.A5:Sheet1.A8</svg:desc>
                </draw:g>
              </table:table-cell>
              <table:table-cell office:value-type="float" office:value="0.2">
                <text:p>0.2</text:p>
                <draw:g>
                  <svg:desc>Sheet1.C5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6">
                <text:p>2.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6">
                <text:p>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  <table:table-cell office:value-type="float" office:value="-0.3">
                <text:p>-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